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decodedClassName( String raw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til.getSignature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getParameterList( Class [ ]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til.checkTarget( int target , Object attribute , String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til.checkTargets( int target , Collection attributes , String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.validateRepository( Class owningClass , AttributeRepositoryClass rep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til.getSignature( Construct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